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66c3"/>
    </style:style>
    <style:style style:name="P2" style:family="paragraph" style:parent-style-name="Standard">
      <style:text-properties officeooo:paragraph-rsid="000e6af3"/>
    </style:style>
    <style:style style:name="P3" style:family="paragraph" style:parent-style-name="Standard">
      <style:text-properties officeooo:paragraph-rsid="00104e1a"/>
    </style:style>
    <style:style style:name="P4" style:family="paragraph" style:parent-style-name="Standard">
      <style:text-properties officeooo:paragraph-rsid="0010ba53"/>
    </style:style>
    <style:style style:name="P5" style:family="paragraph" style:parent-style-name="Standard">
      <style:text-properties officeooo:paragraph-rsid="00127030"/>
    </style:style>
    <style:style style:name="P6" style:family="paragraph" style:parent-style-name="Standard">
      <style:text-properties officeooo:paragraph-rsid="001527c7"/>
    </style:style>
    <style:style style:name="P7" style:family="paragraph" style:parent-style-name="Standard">
      <style:text-properties officeooo:paragraph-rsid="00159405"/>
    </style:style>
    <style:style style:name="P8" style:family="paragraph" style:parent-style-name="Standard">
      <style:text-properties officeooo:paragraph-rsid="0016d3b3"/>
    </style:style>
    <style:style style:name="P9" style:family="paragraph" style:parent-style-name="Standard">
      <style:text-properties officeooo:paragraph-rsid="00179b7a"/>
    </style:style>
    <style:style style:name="P10" style:family="paragraph" style:parent-style-name="Standard">
      <style:text-properties officeooo:paragraph-rsid="00191d8f"/>
    </style:style>
    <style:style style:name="P11" style:family="paragraph" style:parent-style-name="Standard">
      <style:text-properties officeooo:rsid="001d5bd0" officeooo:paragraph-rsid="001d5bd0"/>
    </style:style>
    <style:style style:name="P12" style:family="paragraph" style:parent-style-name="Standard">
      <style:text-properties officeooo:paragraph-rsid="001e1059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officeooo:paragraph-rsid="001fe0be"/>
    </style:style>
    <style:style style:name="P15" style:family="paragraph" style:parent-style-name="Standard">
      <style:text-properties style:font-name="Liberation Serif" officeooo:rsid="001fe0be" officeooo:paragraph-rsid="001fe0be"/>
    </style:style>
    <style:style style:name="P16" style:family="paragraph" style:parent-style-name="Standard">
      <style:text-properties officeooo:paragraph-rsid="002024c7"/>
    </style:style>
    <style:style style:name="P17" style:family="paragraph" style:parent-style-name="Standard">
      <style:text-properties officeooo:paragraph-rsid="0021539a"/>
    </style:style>
    <style:style style:name="P18" style:family="paragraph" style:parent-style-name="Standard">
      <style:text-properties officeooo:paragraph-rsid="0022444d"/>
    </style:style>
    <style:style style:name="P19" style:family="paragraph" style:parent-style-name="Preformatted_20_Text">
      <style:text-properties officeooo:paragraph-rsid="00104e1a"/>
    </style:style>
    <style:style style:name="P20" style:family="paragraph" style:parent-style-name="Preformatted_20_Text">
      <style:paragraph-properties fo:margin-top="0in" fo:margin-bottom="0.1965in" loext:contextual-spacing="false"/>
    </style:style>
    <style:style style:name="P21" style:family="paragraph" style:parent-style-name="Standard">
      <style:text-properties fo:font-size="12pt" officeooo:rsid="001e1059" officeooo:paragraph-rsid="001e1059" style:font-size-asian="12pt" style:font-size-complex="12pt"/>
    </style:style>
    <style:style style:name="P22" style:family="paragraph" style:parent-style-name="Standard">
      <style:text-properties fo:font-size="12pt" officeooo:rsid="001c6599" officeooo:paragraph-rsid="001c6599" style:font-size-asian="12pt" style:font-size-complex="12pt"/>
    </style:style>
    <style:style style:name="P23" style:family="paragraph" style:parent-style-name="Standard">
      <style:text-properties fo:font-size="12pt" officeooo:rsid="001d5bd0" officeooo:paragraph-rsid="001d5bd0" style:font-size-asian="12pt" style:font-size-complex="12pt"/>
    </style:style>
    <style:style style:name="P24" style:family="paragraph" style:parent-style-name="Standard">
      <style:text-properties officeooo:paragraph-rsid="0027076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04e1a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04e1a" style:font-size-asian="12pt" style:font-size-complex="12pt"/>
    </style:style>
    <style:style style:name="T5" style:family="text">
      <style:text-properties style:font-name="Liberation Serif" fo:font-size="12pt" officeooo:rsid="000e6af3" style:font-size-asian="12pt" style:font-size-complex="12pt"/>
    </style:style>
    <style:style style:name="T6" style:family="text">
      <style:text-properties style:font-name="Liberation Serif" fo:font-size="12pt" officeooo:rsid="0010ba53" style:font-size-asian="12pt" style:font-size-complex="12pt"/>
    </style:style>
    <style:style style:name="T7" style:family="text">
      <style:text-properties style:font-name="Liberation Serif" fo:font-size="12pt" officeooo:rsid="00127030" style:font-size-asian="12pt" style:font-size-complex="12pt"/>
    </style:style>
    <style:style style:name="T8" style:family="text">
      <style:text-properties style:font-name="Liberation Serif" fo:font-size="12pt" officeooo:rsid="00159405" style:font-size-asian="12pt" style:font-size-complex="12pt"/>
    </style:style>
    <style:style style:name="T9" style:family="text">
      <style:text-properties style:font-name="Liberation Serif" fo:font-size="12pt" officeooo:rsid="0016d3b3" style:font-size-asian="12pt" style:font-size-complex="12pt"/>
    </style:style>
    <style:style style:name="T10" style:family="text">
      <style:text-properties style:font-name="Liberation Serif" fo:font-size="12pt" officeooo:rsid="00179b7a" style:font-size-asian="12pt" style:font-size-complex="12pt"/>
    </style:style>
    <style:style style:name="T11" style:family="text">
      <style:text-properties style:font-name="Liberation Serif" fo:font-size="12pt" officeooo:rsid="00191d8f" style:font-size-asian="12pt" style:font-size-complex="12pt"/>
    </style:style>
    <style:style style:name="T12" style:family="text">
      <style:text-properties style:font-name="Liberation Serif" fo:font-size="12pt" officeooo:rsid="001c6599" style:font-size-asian="12pt" style:font-size-complex="12pt"/>
    </style:style>
    <style:style style:name="T13" style:family="text">
      <style:text-properties style:font-name="Liberation Serif" fo:font-size="12pt" officeooo:rsid="001e1059" style:font-size-asian="12pt" style:font-size-complex="12pt"/>
    </style:style>
    <style:style style:name="T14" style:family="text">
      <style:text-properties style:font-name="Liberation Serif" fo:font-size="12pt" officeooo:rsid="000d66c3" style:font-size-asian="12pt" style:font-size-complex="12pt"/>
    </style:style>
    <style:style style:name="T15" style:family="text">
      <style:text-properties style:font-name="Liberation Serif" fo:font-size="12pt" officeooo:rsid="001d5bd0" style:font-size-asian="12pt" style:font-size-complex="12pt"/>
    </style:style>
    <style:style style:name="T16" style:family="text">
      <style:text-properties style:font-name="Liberation Serif" fo:font-size="12pt" officeooo:rsid="001fe0be" style:font-size-asian="12pt" style:font-size-complex="12pt"/>
    </style:style>
    <style:style style:name="T17" style:family="text">
      <style:text-properties style:font-name="Liberation Serif" fo:font-size="12pt" officeooo:rsid="0022444d" style:font-size-asian="12pt" style:font-size-complex="12pt"/>
    </style:style>
    <style:style style:name="T18" style:family="text">
      <style:text-properties style:font-name="Liberation Serif" fo:font-size="12pt" officeooo:rsid="0026a792" style:font-size-asian="12pt" style:font-size-complex="12pt"/>
    </style:style>
    <style:style style:name="T19" style:family="text">
      <style:text-properties style:font-name="Liberation Serif" fo:font-size="12pt" officeooo:rsid="0027076d" style:font-size-asian="12pt" style:font-size-complex="12pt"/>
    </style:style>
    <style:style style:name="T20" style:family="text">
      <style:text-properties style:font-name="Liberation Serif" fo:font-size="12pt" style:font-name-asian="Liberation Serif" style:font-size-asian="12pt" style:font-size-complex="12pt"/>
    </style:style>
    <style:style style:name="T21" style:family="text">
      <style:text-properties style:font-name="Liberation Serif" fo:font-size="12pt" officeooo:rsid="001527c7" style:font-name-asian="Liberation Serif" style:font-size-asian="12pt" style:font-size-complex="12pt"/>
    </style:style>
    <style:style style:name="T22" style:family="text">
      <style:text-properties style:font-name="Liberation Serif" fo:font-size="12pt" officeooo:rsid="0021539a" style:font-name-asian="Liberation Serif" style:font-size-asian="12pt" style:font-size-complex="12pt"/>
    </style:style>
    <style:style style:name="T23" style:family="text">
      <style:text-properties style:font-name="Liberation Serif" fo:font-size="12pt" style:font-name-asian="DejaVu Sans Mono" style:font-size-asian="12pt" style:font-size-complex="12pt"/>
    </style:style>
    <style:style style:name="T24" style:family="text">
      <style:text-properties style:font-name="Liberation Serif" fo:font-size="12pt" officeooo:rsid="001527c7" style:font-name-asian="DejaVu Sans Mono" style:font-size-asian="12pt" style:font-size-complex="12pt"/>
    </style:style>
    <style:style style:name="T25" style:family="text">
      <style:text-properties style:font-name="Liberation Serif" fo:font-size="12pt" officeooo:rsid="002024c7" style:font-name-asian="DejaVu Sans Mono" style:font-size-asian="12pt" style:font-size-complex="12pt"/>
    </style:style>
    <style:style style:name="T26" style:family="text">
      <style:text-properties style:font-name="Liberation Serif" fo:font-size="12pt" officeooo:rsid="0022444d" style:font-name-asian="DejaVu Sans Mono" style:font-size-asian="12pt" style:font-size-complex="12pt"/>
    </style:style>
    <style:style style:name="T27" style:family="text">
      <style:text-properties style:font-name="Liberation Serif" officeooo:rsid="0010ba53"/>
    </style:style>
    <style:style style:name="T28" style:family="text">
      <style:text-properties style:font-name="Liberation Serif" officeooo:rsid="00127030"/>
    </style:style>
    <style:style style:name="T29" style:family="text">
      <style:text-properties style:font-name="Liberation Serif" officeooo:rsid="001327f2"/>
    </style:style>
    <style:style style:name="T30" style:family="text">
      <style:text-properties style:font-name="Liberation Serif" officeooo:rsid="001e1059"/>
    </style:style>
    <style:style style:name="T31" style:family="text">
      <style:text-properties style:font-name="Liberation Serif" officeooo:rsid="001fe0be"/>
    </style:style>
    <style:style style:name="T32" style:family="text">
      <style:text-properties style:font-name="Liberation Serif" officeooo:rsid="0022444d"/>
    </style:style>
    <style:style style:name="T33" style:family="text">
      <style:text-properties fo:font-size="12pt" officeooo:rsid="000e6af3" style:font-size-asian="12pt" style:font-size-complex="12pt"/>
    </style:style>
    <style:style style:name="T34" style:family="text">
      <style:text-properties fo:font-size="12pt" officeooo:rsid="000d66c3" style:font-size-asian="12pt" style:font-size-complex="12pt"/>
    </style:style>
    <style:style style:name="T35" style:family="text">
      <style:text-properties fo:font-size="12pt" style:font-name-asian="DejaVu Sans Mono" style:font-size-asian="12pt" style:font-size-complex="12pt"/>
    </style:style>
    <style:style style:name="T36" style:family="text">
      <style:text-properties fo:font-size="12pt" officeooo:rsid="00104e1a" style:font-name-asian="DejaVu Sans Mono" style:font-size-asian="12pt" style:font-size-complex="12pt"/>
    </style:style>
    <style:style style:name="T37" style:family="text">
      <style:text-properties officeooo:rsid="001fe0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安装GTK：</text:p>
      <text:p text:style-name="P1"><text:span text:style-name="T34">$ </text:span><text:span text:style-name="Source_20_Text"><text:span text:style-name="T14">sudo apt install build-essential libgtk-3-dev</text:span></text:span></text:p>
      <text:p text:style-name="P2"><text:span text:style-name="Source_20_Text"><text:span text:style-name="T5"/></text:span></text:p>
      <text:p text:style-name="P2"><text:span text:style-name="Source_20_Text"><text:span text:style-name="T5">安装ROS kinetic，可以参考官网安装：</text:span></text:span><text:a xlink:type="simple" xlink:href="http://wiki.ros.org/cn/kinetic/Installation/Ubuntu" text:style-name="Internet_20_link" text:visited-style-name="Visited_20_Internet_20_Link"><text:span text:style-name="Source_20_Text"><text:span text:style-name="T5">http://wiki.ros.org/cn/kinetic/Installation/Ubuntu</text:span></text:span></text:a></text:p>
      <text:p text:style-name="P2"><text:span text:style-name="Source_20_Text"><text:span text:style-name="T5">也可以用我们提供的脚本文件进行安装，将脚本文件</text:span></text:span><text:span text:style-name="Source_20_Text"><text:span text:style-name="T4">复制到当前用户的HOME目录，然后</text:span></text:span><text:span text:style-name="Source_20_Text"><text:span text:style-name="T5">设置权限为可执行，之后运行即可，密码是turtlebot，</text:span></text:span><text:span text:style-name="Source_20_Text"><text:span text:style-name="T15">设置权限和</text:span></text:span><text:span text:style-name="Source_20_Text"><text:span text:style-name="T5">执行的命令：</text:span></text:span></text:p>
      <text:p text:style-name="P2"><text:span text:style-name="Source_20_Text"><text:span text:style-name="T5">$ chmod a+x </text:span></text:span><text:span text:style-name="Source_20_Text"><text:span text:style-name="T4">install_ros.sh</text:span></text:span></text:p>
      <text:p text:style-name="P3"><text:span text:style-name="Source_20_Text"><text:span text:style-name="T4">$ ./install_ros.sh</text:span></text:span></text:p>
      <text:p text:style-name="P12"><text:span text:style-name="Source_20_Text"><text:span text:style-name="T13">注：从U盘拷贝到Linux系统的文件不具有可执行属性，运行这类脚本文件之前必须要修改其属性为可执行：$ chmod a+x 文件名</text:span></text:span></text:p>
      <text:p text:style-name="P3"><text:span text:style-name="Source_20_Text"><text:span text:style-name="T2"/></text:span></text:p>
      <text:p text:style-name="P3"><text:span text:style-name="Source_20_Text"><text:span text:style-name="T4">安装远程桌面：</text:span></text:span></text:p>
      <text:p text:style-name="P19"><text:span text:style-name="Source_20_Text"><text:span text:style-name="T4">$ </text:span></text:span><text:span text:style-name="Source_20_Text"><text:span text:style-name="T5">sudo apt install vin</text:span></text:span><text:span text:style-name="Source_20_Text"><text:span text:style-name="T4">o</text:span></text:span></text:p>
      <text:p text:style-name="P19"><text:span text:style-name="Source_20_Text"><text:span text:style-name="T35">设置</text:span></text:span><text:span text:style-name="Source_20_Text"><text:span text:style-name="T36">：</text:span></text:span></text:p>
      <text:p text:style-name="P19"><text:span text:style-name="Source_20_Text"><text:span text:style-name="T5">$ vino-preferences</text:span></text:span></text:p>
      <text:p text:style-name="P19"><text:span text:style-name="Source_20_Text"><text:span text:style-name="T5">勾选如下选项</text:span></text:span><text:span text:style-name="Source_20_Text"><text:span text:style-name="T6">：</text:span></text:span></text:p>
      <text:p text:style-name="P19"><text:span text:style-name="Source_20_Text"><text:span text:style-name="T4">Allow other users to view your desktop</text:span></text:span></text:p>
      <text:p text:style-name="P20"><text:span text:style-name="Source_20_Text"><text:span text:style-name="T4">Allow other users to control your desktop</text:span></text:span></text:p>
      <text:p text:style-name="Standard"><text:span text:style-name="Source_20_Text">安装</text:span><text:span text:style-name="Source_20_Text"><text:span text:style-name="T1">RealSense</text:span></text:span><text:span text:style-name="Source_20_Text">相关包：</text:span></text:p>
      <text:p text:style-name="Standard"><text:span text:style-name="Source_20_Text"><text:span text:style-name="T1">$sudo apt install ros-kinetic-librealsense ros-kinetic-realsense-camera</text:span></text:span></text:p>
      <text:p text:style-name="Standard"><text:span text:style-name="Source_20_Text"><text:span text:style-name="T1"/></text:span></text:p>
      <text:p text:style-name="P4"><text:span text:style-name="Source_20_Text"><text:span text:style-name="T27">安装turtlebot相关包：</text:span></text:span></text:p>
      <text:p text:style-name="P4"><text:span text:style-name="Source_20_Text"><text:span text:style-name="T27">$ sudo apt install ros-kinetic-turtlebot* libudev-dev ros-kinetic-find-object-2d ros-kinetic-rtabmap-ros ros-kinetic-moveit ros-kinetic-octomap-ros ros-kinetic-manipulation-msgs ros-kinetic-controller-manager python-wxgtk3.0</text:span></text:span></text:p>
      <text:p text:style-name="P4"><text:span text:style-name="Source_20_Text"><text:span text:style-name="T1"/></text:span></text:p>
      <text:p text:style-name="P4"><text:span text:style-name="Source_20_Text"><text:span text:style-name="T1">安装TurtleBot2i源码:</text:span></text:span></text:p>
      <text:p text:style-name="Standard"><text:span text:style-name="Source_20_Text"><text:span text:style-name="T1">$ source /opt/ros/kinetic/setup.bash</text:span></text:span></text:p>
      <text:p text:style-name="Standard"><text:span text:style-name="Source_20_Text"><text:span text:style-name="T7">$ </text:span></text:span><text:span text:style-name="Source_20_Text"><text:span text:style-name="T3">cd ~</text:span></text:span></text:p>
      <text:p text:style-name="Standard"><text:span text:style-name="Source_20_Text"><text:span text:style-name="T7">$ </text:span></text:span><text:span text:style-name="Source_20_Text"><text:span text:style-name="T3">mkdir -p ~/turtlebot2i/src</text:span></text:span></text:p>
      <text:p text:style-name="Standard"><text:span text:style-name="Source_20_Text"><text:span text:style-name="T7">$ </text:span></text:span><text:span text:style-name="Source_20_Text"><text:span text:style-name="T3">cd ~/turtlebot2i/src</text:span></text:span></text:p>
      <text:p text:style-name="Standard"><text:span text:style-name="Source_20_Text"><text:span text:style-name="T7">$ </text:span></text:span><text:span text:style-name="Source_20_Text"><text:span text:style-name="T3">git clone https://github.com/Interbotix/turtlebot2i.git .</text:span></text:span></text:p>
      <text:p text:style-name="Standard"><text:span text:style-name="Source_20_Text"><text:span text:style-name="T7">$ </text:span></text:span><text:span text:style-name="Source_20_Text"><text:span text:style-name="T3">git clone https://github.com/Interbotix/arbotix_ros.git -b turtlebot2i</text:span></text:span></text:p>
      <text:p text:style-name="Standard"><text:span text:style-name="Source_20_Text"><text:span text:style-name="T7">$ </text:span></text:span><text:span text:style-name="Source_20_Text"><text:span text:style-name="T3">git clone https://github.com/Interbotix/phantomx_pincher_arm.git</text:span></text:span></text:p>
      <text:p text:style-name="Standard"><text:span text:style-name="Source_20_Text"><text:span text:style-name="T7">$ </text:span></text:span><text:span text:style-name="Source_20_Text"><text:span text:style-name="T3">git clone https://github.com/Interbotix/ros_astra_camera -b filterlibrary</text:span></text:span></text:p>
      <text:p text:style-name="Standard"><text:span text:style-name="Source_20_Text"><text:span text:style-name="T7">$ </text:span></text:span><text:span text:style-name="Source_20_Text"><text:span text:style-name="T3">git clone https://github.com/Interbotix/ros_astra_launch</text:span></text:span></text:p>
      <text:p text:style-name="Standard"><text:span text:style-name="Source_20_Text"><text:span text:style-name="T7">$ </text:span></text:span><text:span text:style-name="Source_20_Text"><text:span text:style-name="T3">cd ~/turtlebot2i</text:span></text:span></text:p>
      <text:p text:style-name="Standard"><text:span text:style-name="Source_20_Text"><text:span text:style-name="T7">$ </text:span></text:span><text:span text:style-name="Source_20_Text"><text:span text:style-name="T3">catkin_make</text:span></text:span></text:p>
      <text:p text:style-name="P12"><text:span text:style-name="Source_20_Text"><text:span text:style-name="T13">此过程也可以用我们提供的脚本完成</text:span></text:span><text:span text:style-name="Source_20_Text"><text:span text:style-name="T10">（与上文脚本一样需要先复制到HOME目录然后修改权限并执行），执行命令如下</text:span></text:span><text:span text:style-name="Source_20_Text"><text:span text:style-name="T13">：</text:span></text:span></text:p>
      <text:p text:style-name="P12"><text:span text:style-name="Source_20_Text"><text:span text:style-name="T13">$ ./install_turtlebot2i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bashrc配置：添加如下行到~/.bashrc 文件</text:span></text:span><text:span text:style-name="Source_20_Text"><text:span text:style-name="T29">（可用自带的编辑器gedit打开</text:span></text:span><text:span text:style-name="Source_20_Text"><text:span text:style-name="T30">：</text:span></text:span><text:span text:style-name="Source_20_Text"><text:span text:style-name="T29">$ gedit ~/.bashrc）：</text:span></text:span></text:p>
      <text:p text:style-name="Standard"><text:span text:style-name="Source_20_Text"><text:span text:style-name="T1">source /opt/ros/kinetic/setup.bash</text:span></text:span></text:p>
      <text:p text:style-name="Standard"><text:span text:style-name="Source_20_Text"><text:span text:style-name="T1">alias goros='source devel/setup.sh'</text:span></text:span></text:p>
      <text:p text:style-name="Standard"><text:span text:style-name="Source_20_Text"><text:span text:style-name="T1">export TURTLEBOT_3D_SENSOR=</text:span></text:span><text:span text:style-name="Source_20_Text"><text:span text:style-name="T30">kinect2</text:span></text:span></text:p>
      <text:p text:style-name="Standard"><text:span text:style-name="Source_20_Text"><text:span text:style-name="T1">export TURTLEBOT_3D_SENSOR2=sr300</text:span></text:span></text:p>
      <text:p text:style-name="Standard"><text:span text:style-name="Source_20_Text"><text:span text:style-name="T1">export TURTLEBOT_BATTERY=None</text:span></text:span></text:p>
      <text:p text:style-name="Standard"><text:span text:style-name="Source_20_Text"><text:span text:style-name="T1">export TURTLEBOT_STACKS=interbotix</text:span></text:span></text:p>
      <text:p text:style-name="Standard"><text:soft-page-break/><text:span text:style-name="Source_20_Text"><text:span text:style-name="T1">export TURTLEBOT_ARM=pincher</text:span></text:span></text:p>
      <text:p text:style-name="P14"><text:span text:style-name="Source_20_Text"><text:span text:style-name="T3">若需要在局域网中运行</text:span></text:span><text:span text:style-name="Source_20_Text"><text:span text:style-name="T13">ROS，请设定一台机器为主机，并用ifconfig命令查看ROS系统联网的每一台机器的IP</text:span></text:span><text:span text:style-name="Source_20_Text"><text:span text:style-name="T16">（形如192.168.x.xx）</text:span></text:span><text:span text:style-name="Source_20_Text"><text:span text:style-name="T13">，并在</text:span></text:span><text:span text:style-name="Source_20_Text"><text:span text:style-name="T7">~/.bashrc中继续添加</text:span></text:span><text:span text:style-name="Source_20_Text"><text:span text:style-name="T16">：</text:span></text:span></text:p>
      <text:p text:style-name="P14">#export ROS_MASTER_URI=http://主机<text:span text:style-name="T37">IP:11311</text:span></text:p>
      <text:p text:style-name="P14">#export ROS_HOSTNAME=当前机器<text:span text:style-name="T37">IP</text:span></text:p>
      <text:p text:style-name="Standard"><text:span text:style-name="Source_20_Text"><text:span text:style-name="T1"/></text:span></text:p>
      <text:p text:style-name="P6"><text:span text:style-name="Source_20_Text"><text:span text:style-name="T21">dialaout</text:span></text:span><text:span text:style-name="Source_20_Text"><text:span text:style-name="T24">权限设置：</text:span></text:span></text:p>
      <text:p text:style-name="P6"><text:span text:style-name="Source_20_Text"><text:span text:style-name="T1">sudo usermod -a -G dialout turtlebot</text:span></text:span></text:p>
      <text:p text:style-name="P6"><text:span text:style-name="Source_20_Text"><text:span text:style-name="T1"/></text:span></text:p>
      <text:p text:style-name="Standard"><text:span text:style-name="Source_20_Text"><text:span text:style-name="T29">udev rules设置：</text:span></text:span></text:p>
      <text:p text:style-name="Standard"><text:span text:style-name="Source_20_Text"><text:span text:style-name="T8">$ </text:span></text:span><text:span text:style-name="Source_20_Text"><text:span text:style-name="T3">cd ~/turtlebot2i/</text:span></text:span></text:p>
      <text:p text:style-name="Standard"><text:span text:style-name="Source_20_Text"><text:span text:style-name="T8">$ </text:span></text:span><text:span text:style-name="Source_20_Text"><text:span text:style-name="T3">goros</text:span></text:span></text:p>
      <text:p text:style-name="Standard"><text:span text:style-name="Source_20_Text"><text:span text:style-name="T8">$ </text:span></text:span><text:span text:style-name="Source_20_Text"><text:span text:style-name="T3">rosrun kobuki_ftdi create_udev_rules</text:span></text:span></text:p>
      <text:p text:style-name="Standard"><text:span text:style-name="Source_20_Text"><text:span text:style-name="T8">$ </text:span></text:span><text:span text:style-name="Source_20_Text"><text:span text:style-name="T3">cd ~/turtlebot2i/src/</text:span></text:span><text:span text:style-name="Source_20_Text"><text:span text:style-name="T8">turtlebot2i/</text:span></text:span><text:span text:style-name="Source_20_Text"><text:span text:style-name="T3">turtlebot2i_misc</text:span></text:span></text:p>
      <text:p text:style-name="Standard"><text:span text:style-name="Source_20_Text"><text:span text:style-name="T8">$ </text:span></text:span><text:span text:style-name="Source_20_Text"><text:span text:style-name="T3">gedit 99-turtlebot2i.rules</text:span></text:span></text:p>
      <text:p text:style-name="Standard"><text:span text:style-name="Source_20_Text"><text:span text:style-name="T3">重插ArbotiX和Kobuki的usb线，检查相应的端口：</text:span></text:span></text:p>
      <text:p text:style-name="Standard"><text:span text:style-name="Source_20_Text"><text:span text:style-name="T3">udevadm info -a -n /dev/ttyUSB0 | grep '{serial}' | head -n1</text:span></text:span></text:p>
      <text:p text:style-name="Standard"><text:span text:style-name="Source_20_Text"><text:span text:style-name="T3">udevadm info -a -n /dev/ttyUSB1 | grep '{serial}' | head -n1</text:span></text:span></text:p>
      <text:p text:style-name="P7"><text:span text:style-name="Source_20_Text"><text:span text:style-name="T8">序列号有kobuki字样的就是底盘序列号，另一个为机械臂驱动板序列号。将它们复制到99-turtlebot2i.rules文件相应的位置。</text:span></text:span><text:span text:style-name="Source_20_Text"><text:span text:style-name="T9">然后复制此文件到系统目录：</text:span></text:span></text:p>
      <text:p text:style-name="P8"><text:span text:style-name="Source_20_Text"><text:span text:style-name="T9">$ sudo cp ./99-turtlebot2i.rules /etc/udev/rules.d/</text:span></text:span></text:p>
      <text:p text:style-name="P8"><text:span text:style-name="Source_20_Text"><text:span text:style-name="T9"/></text:span></text:p>
      <text:p text:style-name="P9"><text:span text:style-name="Source_20_Text"><text:span text:style-name="T10">配置Kinect2相关：</text:span></text:span></text:p>
      <text:p text:style-name="P10"><text:span text:style-name="Source_20_Text"><text:span text:style-name="T11">可参考</text:span></text:span><text:span text:style-name="Source_20_Text"><text:span text:style-name="T10">：</text:span></text:span><text:a xlink:type="simple" xlink:href="https://www.ncnynl.com/archives/201703/1439.html" text:style-name="Internet_20_link" text:visited-style-name="Visited_20_Internet_20_Link"><text:span text:style-name="Source_20_Text"><text:span text:style-name="T10">https://www.ncnynl.com/archives/201703/1439.html</text:span></text:span></text:a></text:p>
      <text:p text:style-name="P10"><text:span text:style-name="Source_20_Text"><text:span text:style-name="T10">也可运行脚本安装（与上文脚本一样需要先复制到HOME目录然后修改权限并执行），执行命令如下：</text:span></text:span></text:p>
      <text:p text:style-name="P9"><text:span text:style-name="Source_20_Text"><text:span text:style-name="T10">$ ./install_kinect2_</text:span></text:span><text:span text:style-name="Source_20_Text"><text:span text:style-name="T11">tested.sh</text:span></text:span></text:p>
      <text:p text:style-name="P10"><text:span text:style-name="Source_20_Text"><text:span text:style-name="T11">$ ./install_kinect2_ros.sh</text:span></text:span></text:p>
      <text:p text:style-name="P10"><text:span text:style-name="Source_20_Text"><text:span text:style-name="T11">$ ./setup_kinect2_with_turtlebot2.sh</text:span></text:span></text:p>
      <text:p text:style-name="P24"><text:span text:style-name="Source_20_Text"><text:span text:style-name="T17">注意设置~/catkin_ws/src/iai_kinect2/kinect2_bridge/launch/kinect2_bridge.launch文件中</text:span></text:span><text:span text:style-name="Source_20_Text"><text:span text:style-name="T18">depth_method的值为opengl，</text:span></text:span><text:span text:style-name="Source_20_Text"><text:span text:style-name="T19">reg_method</text:span></text:span><text:span text:style-name="Source_20_Text"><text:span text:style-name="T18">的值为cpu．</text:span></text:span></text:p>
      <text:p text:style-name="P10"><text:span text:style-name="Source_20_Text"><text:span text:style-name="T11"/></text:span></text:p>
      <text:p text:style-name="P8"><text:span text:style-name="Source_20_Text"><text:span text:style-name="T10">复制</text:span></text:span><text:span text:style-name="Source_20_Text"><text:span text:style-name="T12">kobuki_interbotix_kinect2.zip到HOME目录下，解压文件：</text:span></text:span></text:p>
      <text:p text:style-name="P22">$ unzip kobuki_interbotix_kinect2.zip</text:p>
      <text:p text:style-name="P22">复制其中的文件到相应的ROS功能包目录，可使用脚本文件：</text:p>
      <text:p text:style-name="P23">$ ./setup_kinect2_with_turtlebot2i.sh</text:p>
      <text:p text:style-name="P11"/>
      <text:p text:style-name="P21">运行Demo程序：</text:p>
      <text:p text:style-name="P21">综合Demo程序</text:p>
      <text:p text:style-name="P14"><text:span text:style-name="T31">$ </text:span><text:span text:style-name="Source_20_Text"><text:span text:style-name="T1">roslaunch turtlebot2i_bringup turtlebot2i_demo1.launch</text:span></text:span></text:p>
      <text:p text:style-name="P15">在命令后可添加选项，选项之间用空格隔开：</text:p>
      <text:p text:style-name="P15">new_rtabmap:=true 创建新地图；</text:p>
      <text:p text:style-name="P15">localization:=true 使用旧地图给机器人定位，可以进行导航；</text:p>
      <text:p text:style-name="P15">rviz:=true 加载RVIZ进行可视化显示；</text:p>
      <text:p text:style-name="P15">rtabmapviz:=true 加载RTAB-MAP的可视化界面。</text:p>
      <text:p text:style-name="P16"><text:span text:style-name="Source_20_Text"><text:span text:style-name="T23">例如：</text:span></text:span></text:p>
      <text:p text:style-name="P16"><text:span text:style-name="Source_20_Text"><text:span text:style-name="T25">$ </text:span></text:span><text:span text:style-name="Source_20_Text"><text:span text:style-name="T20">roslaunch turtlebot2i_bringup turtlebot2i_demo1.launch new_rtabmap:=true</text:span></text:span></text:p>
      <text:p text:style-name="Standard"><text:span text:style-name="Source_20_Text"><text:span text:style-name="T23">开始创建新地图</text:span></text:span><text:span text:style-name="Source_20_Text"><text:span text:style-name="T25">，然后用键盘或者手柄遥控：</text:span></text:span></text:p>
      <text:p text:style-name="P16"><text:soft-page-break/><text:span text:style-name="Source_20_Text"><text:span text:style-name="T25">$ roslaunch turtlebot_teleop keyboard_teleop.launch 用键盘控制</text:span></text:span></text:p>
      <text:p text:style-name="P16"><text:span text:style-name="Source_20_Text"><text:span text:style-name="T25">$ roslaunch turtlebot_teleop xbox360_teleop.launch 用罗技F</text:span></text:span><text:span text:style-name="Source_20_Text"><text:span text:style-name="T26">710</text:span></text:span><text:span text:style-name="Source_20_Text"><text:span text:style-name="T25">手柄控制</text:span></text:span></text:p>
      <text:p text:style-name="Standard"><text:span text:style-name="Source_20_Text"><text:span text:style-name="T20"/></text:span></text:p>
      <text:p text:style-name="P16"><text:span text:style-name="Source_20_Text"><text:span text:style-name="T25">机械臂部分Demo演示</text:span></text:span></text:p>
      <text:p text:style-name="P17"><text:span text:style-name="T22">$ </text:span><text:span text:style-name="Source_20_Text"><text:span text:style-name="T1">roslaunch turtlebot2i_bringup turtlebot2i_basic.launch</text:span></text:span></text:p>
      <text:p text:style-name="P17"><text:span text:style-name="T22">$ </text:span><text:span text:style-name="Source_20_Text"><text:span text:style-name="T1">roslaunch turtlebot2i_moveit_config turtlebot_moveit.launch sim:=false</text:span></text:span></text:p>
      <text:p text:style-name="P17"><text:span text:style-name="Source_20_Text"><text:span text:style-name="T1"/></text:span></text:p>
      <text:p text:style-name="P18"><text:span text:style-name="Source_20_Text"><text:span text:style-name="T32">更多的关于turtlebot2i的教程可以参考：</text:span></text:span><text:a xlink:type="simple" xlink:href="https://www.ncnynl.com/category/turtlebot2i/" text:style-name="Internet_20_link" text:visited-style-name="Visited_20_Internet_20_Link"><text:span text:style-name="Source_20_Text"><text:span text:style-name="T32">https://www.ncnynl.com/category/turtlebot2i/</text:span></text:span></text:a></text:p>
      <text:p text:style-name="P18"><text:span text:style-name="Source_20_Tex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2:09:15.252442348</meta:creation-date>
    <dc:date>2019-05-10T09:25:19.162101149</dc:date>
    <meta:editing-duration>PT1H49M1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84" meta:word-count="865" meta:character-count="3359" meta:non-whitespace-character-count="3195"/>
  </office:meta>
</office:document-meta>
</file>